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989in" svg:height="4.7579in" svg:x="0.672in" svg:y="3.7961in">
            <draw:object draw:notify-on-update-of-ranges="Sheet1.B2:Sheet1.B21 Sheet1.C1:Sheet1.C1 Sheet1.C2:Sheet1.C21 Sheet1.B2:Sheet1.B21 Sheet1.D1:Sheet1.D1 Sheet1.D2:Sheet1.D21 Sheet1.B2:Sheet1.B21 Sheet1.E1:Sheet1.E1 Sheet1.E2:Sheet1.E21 Sheet1.B2:Sheet1.B21 Sheet1.F1:Sheet1.F1 Sheet1.F2:Sheet1.F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9024in" svg:height="4.8106in" svg:x="8.9429in" svg:y="3.8169in">
            <draw:object draw:notify-on-update-of-ranges="Sheet1.L1:Sheet1.L1 Sheet1.L2:Sheet1.L21 Sheet1.M1:Sheet1.M1 Sheet1.M2:Sheet1.M21 Sheet1.L1:Sheet1.L1 Sheet1.L2:Sheet1.L21 Sheet1.N1:Sheet1.N1 Sheet1.N2:Sheet1.N21 Sheet1.L1:Sheet1.L1 Sheet1.L2:Sheet1.L21 Sheet1.O1:Sheet1.O1 Sheet1.O2:Sheet1.O21 Sheet1.L1:Sheet1.L1 Sheet1.L2:Sheet1.L21 Sheet1.P1:Sheet1.P1 Sheet1.P2:Sheet1.P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Debug GCC</text:p>
          </table:table-cell>
          <table:table-cell office:value-type="string" calcext:value-type="string">
            <text:p>Debug Clang</text:p>
          </table:table-cell>
          <table:table-cell office:value-type="string" calcext:value-type="string">
            <text:p>Release GCC</text:p>
          </table:table-cell>
          <table:table-cell office:value-type="string" calcext:value-type="string">
            <text:p>Release Clang</text:p>
          </table:table-cell>
          <table:table-cell table:number-columns-repeated="5"/>
          <table:table-cell office:value-type="string" calcext:value-type="string">
            <text:p>Threads</text:p>
          </table:table-cell>
          <table:table-cell office:value-type="string" calcext:value-type="string">
            <text:p>Debug GCC</text:p>
          </table:table-cell>
          <table:table-cell office:value-type="string" calcext:value-type="string">
            <text:p>Debug Clang</text:p>
          </table:table-cell>
          <table:table-cell office:value-type="string" calcext:value-type="string">
            <text:p>Release GCC</text:p>
          </table:table-cell>
          <table:table-cell office:value-type="string" calcext:value-type="string">
            <text:p>Release Clang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6.144" calcext:value-type="float">
            <text:p>66.144</text:p>
          </table:table-cell>
          <table:table-cell office:value-type="float" office:value="60.559" calcext:value-type="float">
            <text:p>60.559</text:p>
          </table:table-cell>
          <table:table-cell office:value-type="float" office:value="22.707" calcext:value-type="float">
            <text:p>22.707</text:p>
          </table:table-cell>
          <table:table-cell office:value-type="float" office:value="20.971" calcext:value-type="float">
            <text:p>20.97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67.67" calcext:value-type="float">
            <text:p>67.67</text:p>
          </table:table-cell>
          <table:table-cell office:value-type="float" office:value="62.41" calcext:value-type="float">
            <text:p>62.41</text:p>
          </table:table-cell>
          <table:table-cell office:value-type="float" office:value="25.289" calcext:value-type="float">
            <text:p>25.289</text:p>
          </table:table-cell>
          <table:table-cell office:value-type="float" office:value="25.491" calcext:value-type="float">
            <text:p>25.49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4.232" calcext:value-type="float">
            <text:p>34.232</text:p>
          </table:table-cell>
          <table:table-cell office:value-type="float" office:value="32.839" calcext:value-type="float">
            <text:p>32.839</text:p>
          </table:table-cell>
          <table:table-cell office:value-type="float" office:value="12.759" calcext:value-type="float">
            <text:p>12.759</text:p>
          </table:table-cell>
          <table:table-cell office:value-type="float" office:value="10.584" calcext:value-type="float">
            <text:p>10.58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3.934" calcext:value-type="float">
            <text:p>33.934</text:p>
          </table:table-cell>
          <table:table-cell office:value-type="float" office:value="32.384" calcext:value-type="float">
            <text:p>32.384</text:p>
          </table:table-cell>
          <table:table-cell office:value-type="float" office:value="12.497" calcext:value-type="float">
            <text:p>12.497</text:p>
          </table:table-cell>
          <table:table-cell office:value-type="float" office:value="13.03" calcext:value-type="float">
            <text:p>13.0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3.973" calcext:value-type="float">
            <text:p>23.973</text:p>
          </table:table-cell>
          <table:table-cell office:value-type="float" office:value="24.038" calcext:value-type="float">
            <text:p>24.038</text:p>
          </table:table-cell>
          <table:table-cell office:value-type="float" office:value="11.521" calcext:value-type="float">
            <text:p>11.521</text:p>
          </table:table-cell>
          <table:table-cell office:value-type="float" office:value="7.46" calcext:value-type="float">
            <text:p>7.4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4.951" calcext:value-type="float">
            <text:p>24.951</text:p>
          </table:table-cell>
          <table:table-cell office:value-type="float" office:value="23.653" calcext:value-type="float">
            <text:p>23.653</text:p>
          </table:table-cell>
          <table:table-cell office:value-type="float" office:value="9.106" calcext:value-type="float">
            <text:p>9.106</text:p>
          </table:table-cell>
          <table:table-cell office:value-type="float" office:value="9.465" calcext:value-type="float">
            <text:p>9.46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.602" calcext:value-type="float">
            <text:p>19.602</text:p>
          </table:table-cell>
          <table:table-cell office:value-type="float" office:value="19.402" calcext:value-type="float">
            <text:p>19.402</text:p>
          </table:table-cell>
          <table:table-cell office:value-type="float" office:value="10.938" calcext:value-type="float">
            <text:p>10.938</text:p>
          </table:table-cell>
          <table:table-cell office:value-type="float" office:value="7.46" calcext:value-type="float">
            <text:p>7.4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9.612" calcext:value-type="float">
            <text:p>19.612</text:p>
          </table:table-cell>
          <table:table-cell office:value-type="float" office:value="18.297" calcext:value-type="float">
            <text:p>18.297</text:p>
          </table:table-cell>
          <table:table-cell office:value-type="float" office:value="7.24" calcext:value-type="float">
            <text:p>7.24</text:p>
          </table:table-cell>
          <table:table-cell office:value-type="float" office:value="7.403" calcext:value-type="float">
            <text:p>7.40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.765" calcext:value-type="float">
            <text:p>19.765</text:p>
          </table:table-cell>
          <table:table-cell office:value-type="float" office:value="17.292" calcext:value-type="float">
            <text:p>17.292</text:p>
          </table:table-cell>
          <table:table-cell office:value-type="float" office:value="11.405" calcext:value-type="float">
            <text:p>11.405</text:p>
          </table:table-cell>
          <table:table-cell office:value-type="float" office:value="7.177" calcext:value-type="float">
            <text:p>7.17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6.55" calcext:value-type="float">
            <text:p>16.55</text:p>
          </table:table-cell>
          <table:table-cell office:value-type="float" office:value="15.779" calcext:value-type="float">
            <text:p>15.779</text:p>
          </table:table-cell>
          <table:table-cell office:value-type="float" office:value="6.08" calcext:value-type="float">
            <text:p>6.08</text:p>
          </table:table-cell>
          <table:table-cell office:value-type="float" office:value="6.242" calcext:value-type="float">
            <text:p>6.24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.868" calcext:value-type="float">
            <text:p>20.868</text:p>
          </table:table-cell>
          <table:table-cell office:value-type="float" office:value="18.551" calcext:value-type="float">
            <text:p>18.551</text:p>
          </table:table-cell>
          <table:table-cell office:value-type="float" office:value="11.267" calcext:value-type="float">
            <text:p>11.267</text:p>
          </table:table-cell>
          <table:table-cell office:value-type="float" office:value="7.555" calcext:value-type="float">
            <text:p>7.55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6.963" calcext:value-type="float">
            <text:p>16.963</text:p>
          </table:table-cell>
          <table:table-cell office:value-type="float" office:value="15.803" calcext:value-type="float">
            <text:p>15.803</text:p>
          </table:table-cell>
          <table:table-cell office:value-type="float" office:value="5.312" calcext:value-type="float">
            <text:p>5.312</text:p>
          </table:table-cell>
          <table:table-cell office:value-type="float" office:value="5.423" calcext:value-type="float">
            <text:p>5.42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1.43" calcext:value-type="float">
            <text:p>21.43</text:p>
          </table:table-cell>
          <table:table-cell office:value-type="float" office:value="19.207" calcext:value-type="float">
            <text:p>19.207</text:p>
          </table:table-cell>
          <table:table-cell office:value-type="float" office:value="11.603" calcext:value-type="float">
            <text:p>11.603</text:p>
          </table:table-cell>
          <table:table-cell office:value-type="float" office:value="7.895" calcext:value-type="float">
            <text:p>7.89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7.176" calcext:value-type="float">
            <text:p>17.176</text:p>
          </table:table-cell>
          <table:table-cell office:value-type="float" office:value="15.661" calcext:value-type="float">
            <text:p>15.661</text:p>
          </table:table-cell>
          <table:table-cell office:value-type="float" office:value="4.846" calcext:value-type="float">
            <text:p>4.846</text:p>
          </table:table-cell>
          <table:table-cell office:value-type="float" office:value="4.925" calcext:value-type="float">
            <text:p>4.92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.63" calcext:value-type="float">
            <text:p>20.63</text:p>
          </table:table-cell>
          <table:table-cell office:value-type="float" office:value="19.887" calcext:value-type="float">
            <text:p>19.887</text:p>
          </table:table-cell>
          <table:table-cell office:value-type="float" office:value="11.998" calcext:value-type="float">
            <text:p>11.998</text:p>
          </table:table-cell>
          <table:table-cell office:value-type="float" office:value="7.702" calcext:value-type="float">
            <text:p>7.70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7.316" calcext:value-type="float">
            <text:p>17.316</text:p>
          </table:table-cell>
          <table:table-cell office:value-type="float" office:value="15.887" calcext:value-type="float">
            <text:p>15.887</text:p>
          </table:table-cell>
          <table:table-cell office:value-type="float" office:value="5.535" calcext:value-type="float">
            <text:p>5.535</text:p>
          </table:table-cell>
          <table:table-cell office:value-type="float" office:value="4.881" calcext:value-type="float">
            <text:p>4.88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.864" calcext:value-type="float">
            <text:p>20.864</text:p>
          </table:table-cell>
          <table:table-cell office:value-type="float" office:value="19.262" calcext:value-type="float">
            <text:p>19.262</text:p>
          </table:table-cell>
          <table:table-cell office:value-type="float" office:value="11.44" calcext:value-type="float">
            <text:p>11.44</text:p>
          </table:table-cell>
          <table:table-cell office:value-type="float" office:value="7.567" calcext:value-type="float">
            <text:p>7.567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7.174" calcext:value-type="float">
            <text:p>17.174</text:p>
          </table:table-cell>
          <table:table-cell office:value-type="float" office:value="15.926" calcext:value-type="float">
            <text:p>15.926</text:p>
          </table:table-cell>
          <table:table-cell office:value-type="float" office:value="5.572" calcext:value-type="float">
            <text:p>5.572</text:p>
          </table:table-cell>
          <table:table-cell office:value-type="float" office:value="5.004" calcext:value-type="float">
            <text:p>5.00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.9" calcext:value-type="float">
            <text:p>20.9</text:p>
          </table:table-cell>
          <table:table-cell office:value-type="float" office:value="19.347" calcext:value-type="float">
            <text:p>19.347</text:p>
          </table:table-cell>
          <table:table-cell office:value-type="float" office:value="11.63" calcext:value-type="float">
            <text:p>11.63</text:p>
          </table:table-cell>
          <table:table-cell office:value-type="float" office:value="7.66" calcext:value-type="float">
            <text:p>7.66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7.221" calcext:value-type="float">
            <text:p>17.221</text:p>
          </table:table-cell>
          <table:table-cell office:value-type="float" office:value="15.887" calcext:value-type="float">
            <text:p>15.887</text:p>
          </table:table-cell>
          <table:table-cell office:value-type="float" office:value="5.678" calcext:value-type="float">
            <text:p>5.678</text:p>
          </table:table-cell>
          <table:table-cell office:value-type="float" office:value="5.147" calcext:value-type="float">
            <text:p>5.14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.612" calcext:value-type="float">
            <text:p>20.612</text:p>
          </table:table-cell>
          <table:table-cell office:value-type="float" office:value="19.125" calcext:value-type="float">
            <text:p>19.125</text:p>
          </table:table-cell>
          <table:table-cell office:value-type="float" office:value="11.299" calcext:value-type="float">
            <text:p>11.299</text:p>
          </table:table-cell>
          <table:table-cell office:value-type="float" office:value="7.694" calcext:value-type="float">
            <text:p>7.694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7.059" calcext:value-type="float">
            <text:p>17.059</text:p>
          </table:table-cell>
          <table:table-cell office:value-type="float" office:value="16" calcext:value-type="float">
            <text:p>16</text:p>
          </table:table-cell>
          <table:table-cell office:value-type="float" office:value="5.765" calcext:value-type="float">
            <text:p>5.765</text:p>
          </table:table-cell>
          <table:table-cell office:value-type="float" office:value="5.055" calcext:value-type="float">
            <text:p>5.05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.91" calcext:value-type="float">
            <text:p>20.91</text:p>
          </table:table-cell>
          <table:table-cell office:value-type="float" office:value="19.338" calcext:value-type="float">
            <text:p>19.338</text:p>
          </table:table-cell>
          <table:table-cell office:value-type="float" office:value="10.859" calcext:value-type="float">
            <text:p>10.859</text:p>
          </table:table-cell>
          <table:table-cell office:value-type="float" office:value="7.925" calcext:value-type="float">
            <text:p>7.925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7.213" calcext:value-type="float">
            <text:p>17.213</text:p>
          </table:table-cell>
          <table:table-cell office:value-type="float" office:value="16.093" calcext:value-type="float">
            <text:p>16.093</text:p>
          </table:table-cell>
          <table:table-cell office:value-type="float" office:value="5.718" calcext:value-type="float">
            <text:p>5.718</text:p>
          </table:table-cell>
          <table:table-cell office:value-type="float" office:value="5.116" calcext:value-type="float">
            <text:p>5.11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.801" calcext:value-type="float">
            <text:p>20.801</text:p>
          </table:table-cell>
          <table:table-cell office:value-type="float" office:value="19.549" calcext:value-type="float">
            <text:p>19.549</text:p>
          </table:table-cell>
          <table:table-cell office:value-type="float" office:value="10.763" calcext:value-type="float">
            <text:p>10.763</text:p>
          </table:table-cell>
          <table:table-cell office:value-type="float" office:value="7.899" calcext:value-type="float">
            <text:p>7.899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7.435" calcext:value-type="float">
            <text:p>17.435</text:p>
          </table:table-cell>
          <table:table-cell office:value-type="float" office:value="15.99" calcext:value-type="float">
            <text:p>15.99</text:p>
          </table:table-cell>
          <table:table-cell office:value-type="float" office:value="5.732" calcext:value-type="float">
            <text:p>5.732</text:p>
          </table:table-cell>
          <table:table-cell office:value-type="float" office:value="5.093" calcext:value-type="float">
            <text:p>5.09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.834" calcext:value-type="float">
            <text:p>20.834</text:p>
          </table:table-cell>
          <table:table-cell office:value-type="float" office:value="20.012" calcext:value-type="float">
            <text:p>20.012</text:p>
          </table:table-cell>
          <table:table-cell office:value-type="float" office:value="10.894" calcext:value-type="float">
            <text:p>10.894</text:p>
          </table:table-cell>
          <table:table-cell office:value-type="float" office:value="7.896" calcext:value-type="float">
            <text:p>7.896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7.356" calcext:value-type="float">
            <text:p>17.356</text:p>
          </table:table-cell>
          <table:table-cell office:value-type="float" office:value="16.097" calcext:value-type="float">
            <text:p>16.097</text:p>
          </table:table-cell>
          <table:table-cell office:value-type="float" office:value="5.683" calcext:value-type="float">
            <text:p>5.683</text:p>
          </table:table-cell>
          <table:table-cell office:value-type="float" office:value="5.113" calcext:value-type="float">
            <text:p>5.11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1.243" calcext:value-type="float">
            <text:p>21.243</text:p>
          </table:table-cell>
          <table:table-cell office:value-type="float" office:value="20.463" calcext:value-type="float">
            <text:p>20.463</text:p>
          </table:table-cell>
          <table:table-cell office:value-type="float" office:value="10.982" calcext:value-type="float">
            <text:p>10.982</text:p>
          </table:table-cell>
          <table:table-cell office:value-type="float" office:value="7.888" calcext:value-type="float">
            <text:p>7.888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7.2" calcext:value-type="float">
            <text:p>17.2</text:p>
          </table:table-cell>
          <table:table-cell office:value-type="float" office:value="15.959" calcext:value-type="float">
            <text:p>15.959</text:p>
          </table:table-cell>
          <table:table-cell office:value-type="float" office:value="5.657" calcext:value-type="float">
            <text:p>5.657</text:p>
          </table:table-cell>
          <table:table-cell office:value-type="float" office:value="5.063" calcext:value-type="float">
            <text:p>5.06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1.538" calcext:value-type="float">
            <text:p>21.538</text:p>
          </table:table-cell>
          <table:table-cell office:value-type="float" office:value="20.513" calcext:value-type="float">
            <text:p>20.513</text:p>
          </table:table-cell>
          <table:table-cell office:value-type="float" office:value="10.687" calcext:value-type="float">
            <text:p>10.687</text:p>
          </table:table-cell>
          <table:table-cell office:value-type="float" office:value="7.925" calcext:value-type="float">
            <text:p>7.925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7.265" calcext:value-type="float">
            <text:p>17.265</text:p>
          </table:table-cell>
          <table:table-cell office:value-type="float" office:value="15.982" calcext:value-type="float">
            <text:p>15.982</text:p>
          </table:table-cell>
          <table:table-cell office:value-type="float" office:value="5.756" calcext:value-type="float">
            <text:p>5.756</text:p>
          </table:table-cell>
          <table:table-cell office:value-type="float" office:value="5.056" calcext:value-type="float">
            <text:p>5.05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1.924" calcext:value-type="float">
            <text:p>21.924</text:p>
          </table:table-cell>
          <table:table-cell office:value-type="float" office:value="20.802" calcext:value-type="float">
            <text:p>20.802</text:p>
          </table:table-cell>
          <table:table-cell office:value-type="float" office:value="10.817" calcext:value-type="float">
            <text:p>10.817</text:p>
          </table:table-cell>
          <table:table-cell office:value-type="float" office:value="7.948" calcext:value-type="float">
            <text:p>7.948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7.365" calcext:value-type="float">
            <text:p>17.365</text:p>
          </table:table-cell>
          <table:table-cell office:value-type="float" office:value="16.089" calcext:value-type="float">
            <text:p>16.089</text:p>
          </table:table-cell>
          <table:table-cell office:value-type="float" office:value="5.68" calcext:value-type="float">
            <text:p>5.68</text:p>
          </table:table-cell>
          <table:table-cell office:value-type="float" office:value="5.076" calcext:value-type="float">
            <text:p>5.07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2.056" calcext:value-type="float">
            <text:p>22.056</text:p>
          </table:table-cell>
          <table:table-cell office:value-type="float" office:value="20.675" calcext:value-type="float">
            <text:p>20.675</text:p>
          </table:table-cell>
          <table:table-cell office:value-type="float" office:value="10.785" calcext:value-type="float">
            <text:p>10.785</text:p>
          </table:table-cell>
          <table:table-cell office:value-type="float" office:value="7.957" calcext:value-type="float">
            <text:p>7.957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7.339" calcext:value-type="float">
            <text:p>17.339</text:p>
          </table:table-cell>
          <table:table-cell office:value-type="float" office:value="16.034" calcext:value-type="float">
            <text:p>16.034</text:p>
          </table:table-cell>
          <table:table-cell office:value-type="float" office:value="5.745" calcext:value-type="float">
            <text:p>5.745</text:p>
          </table:table-cell>
          <table:table-cell office:value-type="float" office:value="5.123" calcext:value-type="float">
            <text:p>5.12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2.153" calcext:value-type="float">
            <text:p>22.153</text:p>
          </table:table-cell>
          <table:table-cell office:value-type="float" office:value="20.707" calcext:value-type="float">
            <text:p>20.707</text:p>
          </table:table-cell>
          <table:table-cell office:value-type="float" office:value="10.962" calcext:value-type="float">
            <text:p>10.962</text:p>
          </table:table-cell>
          <table:table-cell office:value-type="float" office:value="7.93" calcext:value-type="float">
            <text:p>7.93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7.276" calcext:value-type="float">
            <text:p>17.276</text:p>
          </table:table-cell>
          <table:table-cell office:value-type="float" office:value="16.035" calcext:value-type="float">
            <text:p>16.035</text:p>
          </table:table-cell>
          <table:table-cell office:value-type="float" office:value="5.694" calcext:value-type="float">
            <text:p>5.694</text:p>
          </table:table-cell>
          <table:table-cell office:value-type="float" office:value="5.102" calcext:value-type="float">
            <text:p>5.10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.084" calcext:value-type="float">
            <text:p>22.084</text:p>
          </table:table-cell>
          <table:table-cell office:value-type="float" office:value="20.812" calcext:value-type="float">
            <text:p>20.812</text:p>
          </table:table-cell>
          <table:table-cell office:value-type="float" office:value="10.738" calcext:value-type="float">
            <text:p>10.738</text:p>
          </table:table-cell>
          <table:table-cell office:value-type="float" office:value="8.065" calcext:value-type="float">
            <text:p>8.065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7.27" calcext:value-type="float">
            <text:p>17.27</text:p>
          </table:table-cell>
          <table:table-cell office:value-type="float" office:value="15.921" calcext:value-type="float">
            <text:p>15.921</text:p>
          </table:table-cell>
          <table:table-cell office:value-type="float" office:value="5.777" calcext:value-type="float">
            <text:p>5.777</text:p>
          </table:table-cell>
          <table:table-cell office:value-type="float" office:value="5.078" calcext:value-type="float">
            <text:p>5.0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US" style:letter-kerning="true" style:font-family-asian="'Bitstream Vera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 style:data-style-name="N2" text:time-value="11:14:37.5385119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4T21:33:34.359300415</meta:creation-date>
    <dc:date>2020-04-25T11:18:33.326260183</dc:date>
    <meta:editing-duration>PT1H32M18S</meta:editing-duration>
    <meta:editing-cycles>5</meta:editing-cycles>
    <meta:generator>LibreOffice/6.4.3.2$Linux_X86_64 LibreOffice_project/40$Build-2</meta:generator>
    <meta:document-statistic meta:table-count="1" meta:cell-count="210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293cm" svg:height="12.086cm" xlink:href=".." xlink:type="simple" chart:class="chart:scatter" chart:style-name="ch1">
        <chart:title svg:x="5.882cm" svg:y="0.376cm" chart:style-name="ch2">
          <text:p>Comparison of different build types - Linux</text:p>
        </chart:title>
        <chart:legend chart:legend-position="end" svg:x="17.315cm" svg:y="5.103cm" style:legend-expansion="high" chart:style-name="ch3"/>
        <chart:plot-area chart:style-name="ch4" table:cell-range-address="Sheet1.B2:Sheet1.F21 Sheet1.C1:Sheet1.F1" chart:data-source-has-labels="row" svg:x="1.364cm" svg:y="1.344cm" svg:width="15.546cm" svg:height="9.572cm">
          <chartooo:coordinate-region svg:x="1.985cm" svg:y="1.517cm" svg:width="14.738cm" svg:height="8.805cm"/>
          <chart:axis chart:dimension="x" chart:name="primary-x" chart:style-name="ch5">
            <chart:title svg:x="7.744cm" svg:y="11.157cm" chart:style-name="ch6">
              <text:p>Number of threads</text:p>
            </chart:title>
          </chart:axis>
          <chart:axis chart:dimension="y" chart:name="primary-y" chart:style-name="ch5">
            <chart:title svg:x="0.451cm" svg:y="7.325cm" chart:style-name="ch7">
              <text:p>Elapsed time [s]</text:p>
            </chart:title>
            <chart:grid chart:style-name="ch8" chart:class="major"/>
          </chart:axis>
          <chart:series chart:style-name="ch9" chart:values-cell-range-address="Sheet1.C2:Sheet1.C21" chart:label-cell-address="Sheet1.C1:Sheet1.C1" chart:class="chart:scatter">
            <chart:domain table:cell-range-address="Sheet1.B2:Sheet1.B21"/>
            <chart:data-point chart:repeated="20"/>
          </chart:series>
          <chart:series chart:style-name="ch10" chart:values-cell-range-address="Sheet1.D2:Sheet1.D21" chart:label-cell-address="Sheet1.D1:Sheet1.D1" chart:class="chart:scatter">
            <chart:data-point chart:repeated="20"/>
          </chart:series>
          <chart:series chart:style-name="ch11" chart:values-cell-range-address="Sheet1.E2:Sheet1.E21" chart:label-cell-address="Sheet1.E1:Sheet1.E1" chart:class="chart:scatter">
            <chart:data-point chart:repeated="20"/>
          </chart:series>
          <chart:series chart:style-name="ch12" chart:values-cell-range-address="Sheet1.F2:Sheet1.F21" chart:label-cell-address="Sheet1.F1:Sheet1.F1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ebug GCC</text:p>
                <draw:g>
                  <svg:desc>Sheet1.C1:Sheet1.C1</svg:desc>
                </draw:g>
              </table:table-cell>
              <table:table-cell office:value-type="string">
                <text:p>Debug Clang</text:p>
                <draw:g>
                  <svg:desc>Sheet1.D1:Sheet1.D1</svg:desc>
                </draw:g>
              </table:table-cell>
              <table:table-cell office:value-type="string">
                <text:p>Release GCC</text:p>
                <draw:g>
                  <svg:desc>Sheet1.E1:Sheet1.E1</svg:desc>
                </draw:g>
              </table:table-cell>
              <table:table-cell office:value-type="string">
                <text:p>Release Clang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:Sheet1.B21</svg:desc>
                </draw:g>
              </table:table-cell>
              <table:table-cell office:value-type="float" office:value="66.144">
                <text:p>66.144</text:p>
                <draw:g>
                  <svg:desc>Sheet1.C2:Sheet1.C21</svg:desc>
                </draw:g>
              </table:table-cell>
              <table:table-cell office:value-type="float" office:value="60.559">
                <text:p>60.559</text:p>
                <draw:g>
                  <svg:desc>Sheet1.D2:Sheet1.D21</svg:desc>
                </draw:g>
              </table:table-cell>
              <table:table-cell office:value-type="float" office:value="22.707">
                <text:p>22.707</text:p>
                <draw:g>
                  <svg:desc>Sheet1.E2:Sheet1.E21</svg:desc>
                </draw:g>
              </table:table-cell>
              <table:table-cell office:value-type="float" office:value="20.971">
                <text:p>20.971</text:p>
                <draw:g>
                  <svg:desc>Sheet1.F2:Sheet1.F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4.232">
                <text:p>34.232</text:p>
              </table:table-cell>
              <table:table-cell office:value-type="float" office:value="32.839">
                <text:p>32.839</text:p>
              </table:table-cell>
              <table:table-cell office:value-type="float" office:value="12.759">
                <text:p>12.759</text:p>
              </table:table-cell>
              <table:table-cell office:value-type="float" office:value="10.584">
                <text:p>10.5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3.973">
                <text:p>23.973</text:p>
              </table:table-cell>
              <table:table-cell office:value-type="float" office:value="24.038">
                <text:p>24.038</text:p>
              </table:table-cell>
              <table:table-cell office:value-type="float" office:value="11.521">
                <text:p>11.521</text:p>
              </table:table-cell>
              <table:table-cell office:value-type="float" office:value="7.46">
                <text:p>7.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.602">
                <text:p>19.602</text:p>
              </table:table-cell>
              <table:table-cell office:value-type="float" office:value="19.402">
                <text:p>19.402</text:p>
              </table:table-cell>
              <table:table-cell office:value-type="float" office:value="10.938">
                <text:p>10.938</text:p>
              </table:table-cell>
              <table:table-cell office:value-type="float" office:value="7.46">
                <text:p>7.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9.765">
                <text:p>19.765</text:p>
              </table:table-cell>
              <table:table-cell office:value-type="float" office:value="17.292">
                <text:p>17.292</text:p>
              </table:table-cell>
              <table:table-cell office:value-type="float" office:value="11.405">
                <text:p>11.405</text:p>
              </table:table-cell>
              <table:table-cell office:value-type="float" office:value="7.177">
                <text:p>7.1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0.868">
                <text:p>20.868</text:p>
              </table:table-cell>
              <table:table-cell office:value-type="float" office:value="18.551">
                <text:p>18.551</text:p>
              </table:table-cell>
              <table:table-cell office:value-type="float" office:value="11.267">
                <text:p>11.267</text:p>
              </table:table-cell>
              <table:table-cell office:value-type="float" office:value="7.555">
                <text:p>7.5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1.43">
                <text:p>21.43</text:p>
              </table:table-cell>
              <table:table-cell office:value-type="float" office:value="19.207">
                <text:p>19.207</text:p>
              </table:table-cell>
              <table:table-cell office:value-type="float" office:value="11.603">
                <text:p>11.603</text:p>
              </table:table-cell>
              <table:table-cell office:value-type="float" office:value="7.895">
                <text:p>7.8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0.63">
                <text:p>20.63</text:p>
              </table:table-cell>
              <table:table-cell office:value-type="float" office:value="19.887">
                <text:p>19.887</text:p>
              </table:table-cell>
              <table:table-cell office:value-type="float" office:value="11.998">
                <text:p>11.998</text:p>
              </table:table-cell>
              <table:table-cell office:value-type="float" office:value="7.702">
                <text:p>7.7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0.864">
                <text:p>20.864</text:p>
              </table:table-cell>
              <table:table-cell office:value-type="float" office:value="19.262">
                <text:p>19.262</text:p>
              </table:table-cell>
              <table:table-cell office:value-type="float" office:value="11.44">
                <text:p>11.44</text:p>
              </table:table-cell>
              <table:table-cell office:value-type="float" office:value="7.567">
                <text:p>7.5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.9">
                <text:p>20.9</text:p>
              </table:table-cell>
              <table:table-cell office:value-type="float" office:value="19.347">
                <text:p>19.347</text:p>
              </table:table-cell>
              <table:table-cell office:value-type="float" office:value="11.63">
                <text:p>11.63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0.612">
                <text:p>20.612</text:p>
              </table:table-cell>
              <table:table-cell office:value-type="float" office:value="19.125">
                <text:p>19.125</text:p>
              </table:table-cell>
              <table:table-cell office:value-type="float" office:value="11.299">
                <text:p>11.299</text:p>
              </table:table-cell>
              <table:table-cell office:value-type="float" office:value="7.694">
                <text:p>7.6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0.91">
                <text:p>20.91</text:p>
              </table:table-cell>
              <table:table-cell office:value-type="float" office:value="19.338">
                <text:p>19.338</text:p>
              </table:table-cell>
              <table:table-cell office:value-type="float" office:value="10.859">
                <text:p>10.859</text:p>
              </table:table-cell>
              <table:table-cell office:value-type="float" office:value="7.925">
                <text:p>7.9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0.801">
                <text:p>20.801</text:p>
              </table:table-cell>
              <table:table-cell office:value-type="float" office:value="19.549">
                <text:p>19.549</text:p>
              </table:table-cell>
              <table:table-cell office:value-type="float" office:value="10.763">
                <text:p>10.763</text:p>
              </table:table-cell>
              <table:table-cell office:value-type="float" office:value="7.899">
                <text:p>7.8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0.834">
                <text:p>20.834</text:p>
              </table:table-cell>
              <table:table-cell office:value-type="float" office:value="20.012">
                <text:p>20.012</text:p>
              </table:table-cell>
              <table:table-cell office:value-type="float" office:value="10.894">
                <text:p>10.894</text:p>
              </table:table-cell>
              <table:table-cell office:value-type="float" office:value="7.896">
                <text:p>7.8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1.243">
                <text:p>21.243</text:p>
              </table:table-cell>
              <table:table-cell office:value-type="float" office:value="20.463">
                <text:p>20.463</text:p>
              </table:table-cell>
              <table:table-cell office:value-type="float" office:value="10.982">
                <text:p>10.982</text:p>
              </table:table-cell>
              <table:table-cell office:value-type="float" office:value="7.888">
                <text:p>7.8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1.538">
                <text:p>21.538</text:p>
              </table:table-cell>
              <table:table-cell office:value-type="float" office:value="20.513">
                <text:p>20.513</text:p>
              </table:table-cell>
              <table:table-cell office:value-type="float" office:value="10.687">
                <text:p>10.687</text:p>
              </table:table-cell>
              <table:table-cell office:value-type="float" office:value="7.925">
                <text:p>7.9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1.924">
                <text:p>21.924</text:p>
              </table:table-cell>
              <table:table-cell office:value-type="float" office:value="20.802">
                <text:p>20.802</text:p>
              </table:table-cell>
              <table:table-cell office:value-type="float" office:value="10.817">
                <text:p>10.817</text:p>
              </table:table-cell>
              <table:table-cell office:value-type="float" office:value="7.948">
                <text:p>7.9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2.056">
                <text:p>22.056</text:p>
              </table:table-cell>
              <table:table-cell office:value-type="float" office:value="20.675">
                <text:p>20.675</text:p>
              </table:table-cell>
              <table:table-cell office:value-type="float" office:value="10.785">
                <text:p>10.785</text:p>
              </table:table-cell>
              <table:table-cell office:value-type="float" office:value="7.957">
                <text:p>7.9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2.153">
                <text:p>22.153</text:p>
              </table:table-cell>
              <table:table-cell office:value-type="float" office:value="20.707">
                <text:p>20.707</text:p>
              </table:table-cell>
              <table:table-cell office:value-type="float" office:value="10.962">
                <text:p>10.962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2.084">
                <text:p>22.084</text:p>
              </table:table-cell>
              <table:table-cell office:value-type="float" office:value="20.812">
                <text:p>20.812</text:p>
              </table:table-cell>
              <table:table-cell office:value-type="float" office:value="10.738">
                <text:p>10.738</text:p>
              </table:table-cell>
              <table:table-cell office:value-type="float" office:value="8.065">
                <text:p>8.0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73cm" svg:height="12.22cm" xlink:href=".." xlink:type="simple" chart:class="chart:scatter" chart:style-name="ch1">
        <chart:title svg:x="5.402cm" svg:y="0.379cm" chart:style-name="ch2">
          <text:p>Comparison of different build types - Windows</text:p>
        </chart:title>
        <chart:legend chart:legend-position="end" svg:x="17.095cm" svg:y="5.17cm" style:legend-expansion="high" chart:style-name="ch3"/>
        <chart:plot-area chart:style-name="ch4" table:cell-range-address="Sheet1.L1:Sheet1.P21" chart:data-source-has-labels="row" svg:x="1.36cm" svg:y="1.35cm" svg:width="15.334cm" svg:height="9.697cm">
          <chartooo:coordinate-region svg:x="1.981cm" svg:y="1.523cm" svg:width="14.526cm" svg:height="8.93cm"/>
          <chart:axis chart:dimension="x" chart:name="primary-x" chart:style-name="ch5">
            <chart:title svg:x="7.634cm" svg:y="11.291cm" chart:style-name="ch6">
              <text:p>Number of threads</text:p>
            </chart:title>
          </chart:axis>
          <chart:axis chart:dimension="y" chart:name="primary-y" chart:style-name="ch5">
            <chart:title svg:x="0.451cm" svg:y="7.393cm" chart:style-name="ch7">
              <text:p>Elapsed time [s]</text:p>
            </chart:title>
            <chart:grid chart:style-name="ch8" chart:class="major"/>
          </chart:axis>
          <chart:series chart:style-name="ch9" chart:values-cell-range-address="Sheet1.M2:Sheet1.M21" chart:label-cell-address="Sheet1.M1:Sheet1.M1" chart:class="chart:scatter">
            <chart:domain table:cell-range-address="Sheet1.L2:Sheet1.L21"/>
            <chart:data-point chart:repeated="20"/>
          </chart:series>
          <chart:series chart:style-name="ch10" chart:values-cell-range-address="Sheet1.N2:Sheet1.N21" chart:label-cell-address="Sheet1.N1:Sheet1.N1" chart:class="chart:scatter">
            <chart:data-point chart:repeated="20"/>
          </chart:series>
          <chart:series chart:style-name="ch11" chart:values-cell-range-address="Sheet1.O2:Sheet1.O21" chart:label-cell-address="Sheet1.O1:Sheet1.O1" chart:class="chart:scatter">
            <chart:data-point chart:repeated="20"/>
          </chart:series>
          <chart:series chart:style-name="ch12" chart:values-cell-range-address="Sheet1.P2:Sheet1.P21" chart:label-cell-address="Sheet1.P1:Sheet1.P1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Debug GCC</text:p>
                <draw:g>
                  <svg:desc>Sheet1.M1:Sheet1.M1</svg:desc>
                </draw:g>
              </table:table-cell>
              <table:table-cell office:value-type="string">
                <text:p>Debug Clang</text:p>
                <draw:g>
                  <svg:desc>Sheet1.N1:Sheet1.N1</svg:desc>
                </draw:g>
              </table:table-cell>
              <table:table-cell office:value-type="string">
                <text:p>Release GCC</text:p>
                <draw:g>
                  <svg:desc>Sheet1.O1:Sheet1.O1</svg:desc>
                </draw:g>
              </table:table-cell>
              <table:table-cell office:value-type="string">
                <text:p>Release Clang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L2:Sheet1.L21</svg:desc>
                </draw:g>
              </table:table-cell>
              <table:table-cell office:value-type="float" office:value="67.67">
                <text:p>67.67</text:p>
                <draw:g>
                  <svg:desc>Sheet1.M2:Sheet1.M21</svg:desc>
                </draw:g>
              </table:table-cell>
              <table:table-cell office:value-type="float" office:value="62.41">
                <text:p>62.41</text:p>
                <draw:g>
                  <svg:desc>Sheet1.N2:Sheet1.N21</svg:desc>
                </draw:g>
              </table:table-cell>
              <table:table-cell office:value-type="float" office:value="25.289">
                <text:p>25.289</text:p>
                <draw:g>
                  <svg:desc>Sheet1.O2:Sheet1.O21</svg:desc>
                </draw:g>
              </table:table-cell>
              <table:table-cell office:value-type="float" office:value="25.491">
                <text:p>25.491</text:p>
                <draw:g>
                  <svg:desc>Sheet1.P2:Sheet1.P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.934">
                <text:p>33.934</text:p>
              </table:table-cell>
              <table:table-cell office:value-type="float" office:value="32.384">
                <text:p>32.384</text:p>
              </table:table-cell>
              <table:table-cell office:value-type="float" office:value="12.497">
                <text:p>12.497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4.951">
                <text:p>24.951</text:p>
              </table:table-cell>
              <table:table-cell office:value-type="float" office:value="23.653">
                <text:p>23.653</text:p>
              </table:table-cell>
              <table:table-cell office:value-type="float" office:value="9.106">
                <text:p>9.106</text:p>
              </table:table-cell>
              <table:table-cell office:value-type="float" office:value="9.465">
                <text:p>9.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.612">
                <text:p>19.612</text:p>
              </table:table-cell>
              <table:table-cell office:value-type="float" office:value="18.297">
                <text:p>18.297</text:p>
              </table:table-cell>
              <table:table-cell office:value-type="float" office:value="7.24">
                <text:p>7.24</text:p>
              </table:table-cell>
              <table:table-cell office:value-type="float" office:value="7.403">
                <text:p>7.4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.55">
                <text:p>16.55</text:p>
              </table:table-cell>
              <table:table-cell office:value-type="float" office:value="15.779">
                <text:p>15.779</text:p>
              </table:table-cell>
              <table:table-cell office:value-type="float" office:value="6.08">
                <text:p>6.08</text:p>
              </table:table-cell>
              <table:table-cell office:value-type="float" office:value="6.242">
                <text:p>6.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6.963">
                <text:p>16.963</text:p>
              </table:table-cell>
              <table:table-cell office:value-type="float" office:value="15.803">
                <text:p>15.803</text:p>
              </table:table-cell>
              <table:table-cell office:value-type="float" office:value="5.312">
                <text:p>5.312</text:p>
              </table:table-cell>
              <table:table-cell office:value-type="float" office:value="5.423">
                <text:p>5.4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7.176">
                <text:p>17.176</text:p>
              </table:table-cell>
              <table:table-cell office:value-type="float" office:value="15.661">
                <text:p>15.661</text:p>
              </table:table-cell>
              <table:table-cell office:value-type="float" office:value="4.846">
                <text:p>4.846</text:p>
              </table:table-cell>
              <table:table-cell office:value-type="float" office:value="4.925">
                <text:p>4.9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7.316">
                <text:p>17.316</text:p>
              </table:table-cell>
              <table:table-cell office:value-type="float" office:value="15.887">
                <text:p>15.887</text:p>
              </table:table-cell>
              <table:table-cell office:value-type="float" office:value="5.535">
                <text:p>5.535</text:p>
              </table:table-cell>
              <table:table-cell office:value-type="float" office:value="4.881">
                <text:p>4.8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7.174">
                <text:p>17.174</text:p>
              </table:table-cell>
              <table:table-cell office:value-type="float" office:value="15.926">
                <text:p>15.926</text:p>
              </table:table-cell>
              <table:table-cell office:value-type="float" office:value="5.572">
                <text:p>5.572</text:p>
              </table:table-cell>
              <table:table-cell office:value-type="float" office:value="5.004">
                <text:p>5.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7.221">
                <text:p>17.221</text:p>
              </table:table-cell>
              <table:table-cell office:value-type="float" office:value="15.887">
                <text:p>15.887</text:p>
              </table:table-cell>
              <table:table-cell office:value-type="float" office:value="5.678">
                <text:p>5.678</text:p>
              </table:table-cell>
              <table:table-cell office:value-type="float" office:value="5.147">
                <text:p>5.1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7.059">
                <text:p>17.059</text:p>
              </table:table-cell>
              <table:table-cell office:value-type="float" office:value="16">
                <text:p>16</text:p>
              </table:table-cell>
              <table:table-cell office:value-type="float" office:value="5.765">
                <text:p>5.765</text:p>
              </table:table-cell>
              <table:table-cell office:value-type="float" office:value="5.055">
                <text:p>5.0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7.213">
                <text:p>17.213</text:p>
              </table:table-cell>
              <table:table-cell office:value-type="float" office:value="16.093">
                <text:p>16.093</text:p>
              </table:table-cell>
              <table:table-cell office:value-type="float" office:value="5.718">
                <text:p>5.718</text:p>
              </table:table-cell>
              <table:table-cell office:value-type="float" office:value="5.116">
                <text:p>5.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7.435">
                <text:p>17.435</text:p>
              </table:table-cell>
              <table:table-cell office:value-type="float" office:value="15.99">
                <text:p>15.99</text:p>
              </table:table-cell>
              <table:table-cell office:value-type="float" office:value="5.732">
                <text:p>5.732</text:p>
              </table:table-cell>
              <table:table-cell office:value-type="float" office:value="5.093">
                <text:p>5.0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7.356">
                <text:p>17.356</text:p>
              </table:table-cell>
              <table:table-cell office:value-type="float" office:value="16.097">
                <text:p>16.097</text:p>
              </table:table-cell>
              <table:table-cell office:value-type="float" office:value="5.683">
                <text:p>5.683</text:p>
              </table:table-cell>
              <table:table-cell office:value-type="float" office:value="5.113">
                <text:p>5.1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7.2">
                <text:p>17.2</text:p>
              </table:table-cell>
              <table:table-cell office:value-type="float" office:value="15.959">
                <text:p>15.959</text:p>
              </table:table-cell>
              <table:table-cell office:value-type="float" office:value="5.657">
                <text:p>5.657</text:p>
              </table:table-cell>
              <table:table-cell office:value-type="float" office:value="5.063">
                <text:p>5.0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.265">
                <text:p>17.265</text:p>
              </table:table-cell>
              <table:table-cell office:value-type="float" office:value="15.982">
                <text:p>15.982</text:p>
              </table:table-cell>
              <table:table-cell office:value-type="float" office:value="5.756">
                <text:p>5.756</text:p>
              </table:table-cell>
              <table:table-cell office:value-type="float" office:value="5.056">
                <text:p>5.0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.365">
                <text:p>17.365</text:p>
              </table:table-cell>
              <table:table-cell office:value-type="float" office:value="16.089">
                <text:p>16.089</text:p>
              </table:table-cell>
              <table:table-cell office:value-type="float" office:value="5.68">
                <text:p>5.68</text:p>
              </table:table-cell>
              <table:table-cell office:value-type="float" office:value="5.076">
                <text:p>5.0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.339">
                <text:p>17.339</text:p>
              </table:table-cell>
              <table:table-cell office:value-type="float" office:value="16.034">
                <text:p>16.034</text:p>
              </table:table-cell>
              <table:table-cell office:value-type="float" office:value="5.745">
                <text:p>5.745</text:p>
              </table:table-cell>
              <table:table-cell office:value-type="float" office:value="5.123">
                <text:p>5.1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7.276">
                <text:p>17.276</text:p>
              </table:table-cell>
              <table:table-cell office:value-type="float" office:value="16.035">
                <text:p>16.035</text:p>
              </table:table-cell>
              <table:table-cell office:value-type="float" office:value="5.694">
                <text:p>5.694</text:p>
              </table:table-cell>
              <table:table-cell office:value-type="float" office:value="5.102">
                <text:p>5.1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7.27">
                <text:p>17.27</text:p>
              </table:table-cell>
              <table:table-cell office:value-type="float" office:value="15.921">
                <text:p>15.921</text:p>
              </table:table-cell>
              <table:table-cell office:value-type="float" office:value="5.777">
                <text:p>5.777</text:p>
              </table:table-cell>
              <table:table-cell office:value-type="float" office:value="5.078">
                <text:p>5.0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